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text-properties style:font-name="Times New Roman"/>
    </style:style>
    <style:style style:name="P2" style:parent-style-name="Normal" style:list-style-name="LFO1" style:family="paragraph">
      <style:paragraph-properties fo:text-align="justify" fo:margin-bottom="0in" fo:line-height="115%"/>
      <style:text-properties style:font-name="Times New Roman" fo:font-weight="bold" style:font-weight-asian="bold" style:font-weight-complex="bold"/>
    </style:style>
    <style:style style:name="P3" style:parent-style-name="Normal" style:family="paragraph">
      <style:paragraph-properties fo:text-align="justify" fo:margin-bottom="0in" fo:line-height="115%" fo:margin-left="0.5in">
        <style:tab-stops/>
      </style:paragraph-properties>
      <style:text-properties style:font-name="Times New Roman" fo:font-weight="bold" style:font-weight-asian="bold" style:font-weight-complex="bold"/>
    </style:style>
    <style:style style:name="P4" style:parent-style-name="Odlomakpopisa" style:family="paragraph">
      <style:paragraph-properties fo:text-align="justify"/>
      <style:text-properties style:font-name="Times New Roman"/>
    </style:style>
    <style:style style:name="P5" style:parent-style-name="Odlomakpopisa" style:family="paragraph">
      <style:paragraph-properties fo:text-align="justify"/>
      <style:text-properties style:font-name="Times New Roman"/>
    </style:style>
    <style:style style:name="P6" style:parent-style-name="Odlomakpopisa" style:list-style-name="LFO1" style:family="paragraph">
      <style:paragraph-properties fo:text-align="justify"/>
    </style:style>
    <style:style style:name="T7" style:parent-style-name="Zadanifontodlomka" style:family="text">
      <style:text-properties style:font-name="Times New Roman" fo:font-weight="bold" style:font-weight-asian="bold" style:font-weight-complex="bold"/>
    </style:style>
    <style:style style:name="T8" style:parent-style-name="Zadanifontodlomka" style:family="text">
      <style:text-properties style:font-name="Times New Roman"/>
    </style:style>
    <style:style style:name="P9" style:parent-style-name="Odlomakpopisa" style:family="paragraph">
      <style:paragraph-properties fo:text-align="justify"/>
      <style:text-properties style:font-name="Times New Roman"/>
    </style:style>
    <style:style style:name="P10" style:parent-style-name="Odlomakpopisa" style:list-style-name="LFO1" style:family="paragraph">
      <style:paragraph-properties fo:text-align="justify"/>
    </style:style>
    <style:style style:name="T11" style:parent-style-name="Zadanifontodlomka" style:family="text">
      <style:text-properties style:font-name="Times New Roman" fo:font-weight="bold" style:font-weight-asian="bold" style:font-weight-complex="bold"/>
    </style:style>
    <style:style style:name="P12" style:parent-style-name="Odlomakpopisa" style:family="paragraph">
      <style:paragraph-properties fo:text-align="justify"/>
      <style:text-properties style:font-name="Times New Roman"/>
    </style:style>
    <style:style style:name="P13" style:parent-style-name="Odlomakpopisa" style:family="paragraph">
      <style:paragraph-properties fo:text-align="justify"/>
      <style:text-properties style:font-name="Times New Roman"/>
    </style:style>
    <style:style style:name="P14" style:parent-style-name="Odlomakpopisa" style:family="paragraph">
      <style:paragraph-properties fo:text-align="justify"/>
    </style:style>
    <style:style style:name="T15" style:parent-style-name="Zadanifontodlomka" style:family="text">
      <style:text-properties style:font-name="Times New Roman"/>
    </style:style>
    <style:style style:name="T16" style:parent-style-name="Zadanifontodlomka" style:family="text">
      <style:text-properties style:font-name="Times New Roman" fo:background-color="#FFFFFF"/>
    </style:style>
    <style:style style:name="T17" style:parent-style-name="Hiperveza" style:family="text">
      <style:text-properties style:font-name="Times New Roman" style:use-window-font-color="true" fo:background-color="#FFFFFF" style:text-underline-type="none"/>
    </style:style>
    <style:style style:name="T18" style:parent-style-name="Zadanifontodlomka" style:family="text">
      <style:text-properties style:font-name="Times New Roman" fo:background-color="#FFFFFF"/>
    </style:style>
    <style:style style:name="T19" style:parent-style-name="Zadanifontodlomka" style:family="text">
      <style:text-properties style:font-name="Times New Roman"/>
    </style:style>
    <style:style style:name="P20" style:parent-style-name="Odlomakpopisa" style:family="paragraph">
      <style:paragraph-properties fo:text-align="justify"/>
      <style:text-properties style:font-name="Times New Roman"/>
    </style:style>
    <style:style style:name="P21" style:parent-style-name="Odlomakpopisa" style:list-style-name="LFO1" style:family="paragraph">
      <style:paragraph-properties fo:text-align="justify"/>
    </style:style>
    <style:style style:name="T22" style:parent-style-name="Zadanifontodlomka" style:family="text">
      <style:text-properties style:font-name="Times New Roman" fo:font-weight="bold" style:font-weight-asian="bold" style:font-weight-complex="bold"/>
    </style:style>
    <style:style style:name="T23" style:parent-style-name="Zadanifontodlomka" style:family="text">
      <style:text-properties style:font-name="Times New Roman"/>
    </style:style>
    <style:style style:name="T24" style:parent-style-name="Zadanifontodlomka" style:family="text">
      <style:text-properties style:font-name="Times New Roman" fo:background-color="#FFFFFF"/>
    </style:style>
    <style:style style:name="T25" style:parent-style-name="Zadanifontodlomka" style:family="text">
      <style:text-properties style:font-name="Times New Roman"/>
    </style:style>
    <style:style style:name="P26" style:parent-style-name="Odlomakpopisa" style:family="paragraph">
      <style:paragraph-properties fo:text-align="justify"/>
      <style:text-properties style:font-name="Times New Roman"/>
    </style:style>
    <style:style style:name="P27" style:parent-style-name="Odlomakpopisa" style:list-style-name="LFO1" style:family="paragraph">
      <style:paragraph-properties fo:text-align="justify"/>
    </style:style>
    <style:style style:name="T28" style:parent-style-name="Zadanifontodlomka" style:family="text">
      <style:text-properties style:font-name="Times New Roman" fo:font-weight="bold" style:font-weight-asian="bold" style:font-weight-complex="bold"/>
    </style:style>
    <style:style style:name="T29" style:parent-style-name="Zadanifontodlomka" style:family="text">
      <style:text-properties style:font-name="Times New Roman"/>
    </style:style>
    <style:style style:name="P30" style:parent-style-name="Normal" style:family="paragraph">
      <style:paragraph-properties fo:text-align="justify"/>
    </style:style>
    <style:style style:name="T31" style:parent-style-name="Zadanifontodlomka" style:family="text">
      <style:text-properties style:font-name="Times New Roman"/>
    </style:style>
    <style:style style:name="T32" style:parent-style-name="Zadanifontodlomka" style:family="text">
      <style:text-properties style:font-name="Times New Roman" fo:font-style="italic" style:font-style-asian="italic" style:font-style-complex="italic"/>
    </style:style>
    <style:style style:name="T33" style:parent-style-name="Zadanifontodlomka" style:family="text">
      <style:text-properties style:font-name="Times New Roman"/>
    </style:style>
    <style:style style:name="P34" style:parent-style-name="Odlomakpopisa" style:family="paragraph">
      <style:paragraph-properties fo:text-align="justify"/>
      <style:text-properties style:font-name="Times New Roman"/>
    </style:style>
    <style:style style:name="P35" style:parent-style-name="Odlomakpopisa" style:list-style-name="LFO1" style:family="paragraph">
      <style:paragraph-properties fo:text-align="justify"/>
    </style:style>
    <style:style style:name="T36" style:parent-style-name="Zadanifontodlomka" style:family="text">
      <style:text-properties style:font-name="Times New Roman" fo:font-weight="bold" style:font-weight-asian="bold" style:font-weight-complex="bold"/>
    </style:style>
    <style:style style:name="T37" style:parent-style-name="Zadanifontodlomka" style:family="text">
      <style:text-properties style:font-name="Times New Roman"/>
    </style:style>
    <style:style style:name="T38" style:parent-style-name="Zadanifontodlomka" style:family="text">
      <style:text-properties style:font-name="Times New Roman" fo:font-weight="bold" style:font-weight-asian="bold" style:font-weight-complex="bold"/>
    </style:style>
    <style:style style:name="T39" style:parent-style-name="Zadanifontodlomka" style:family="text">
      <style:text-properties style:font-name="Times New Roman"/>
    </style:style>
    <style:style style:name="T40" style:parent-style-name="Zadanifontodlomka" style:family="text">
      <style:text-properties style:font-name="Times New Roman" fo:font-weight="bold" style:font-weight-asian="bold" style:font-weight-complex="bold"/>
    </style:style>
    <style:style style:name="T41" style:parent-style-name="Zadanifontodlomka" style:family="text">
      <style:text-properties style:font-name="Times New Roman"/>
    </style:style>
    <style:style style:name="P42" style:parent-style-name="Odlomakpopisa" style:family="paragraph">
      <style:paragraph-properties fo:text-align="justify"/>
      <style:text-properties style:font-name="Times New Roman" fo:font-weight="bold" style:font-weight-asian="bold" style:font-weight-complex="bold"/>
    </style:style>
    <style:style style:name="P43" style:parent-style-name="Odlomakpopisa" style:list-style-name="LFO1" style:family="paragraph">
      <style:paragraph-properties fo:text-align="justify"/>
    </style:style>
    <style:style style:name="T44" style:parent-style-name="Zadanifontodlomka" style:family="text">
      <style:text-properties style:font-name="Times New Roman" fo:font-weight="bold" style:font-weight-asian="bold" style:font-weight-complex="bold"/>
    </style:style>
    <style:style style:name="T45" style:parent-style-name="Zadanifontodlomka" style:family="text">
      <style:text-properties style:font-name="Times New Roman"/>
    </style:style>
    <style:style style:name="T46" style:parent-style-name="Zadanifontodlomka" style:family="text">
      <style:text-properties style:font-name="Times New Roman" fo:background-color="#FFFFFF"/>
    </style:style>
    <style:style style:name="T47" style:parent-style-name="Hiperveza" style:family="text">
      <style:text-properties style:font-name="Times New Roman" style:use-window-font-color="true" fo:background-color="#FFFFFF" style:text-underline-type="none"/>
    </style:style>
    <style:style style:name="T48" style:parent-style-name="Zadanifontodlomka" style:family="text">
      <style:text-properties style:font-name="Times New Roman" fo:background-color="#FFFFFF"/>
    </style:style>
    <style:style style:name="P49" style:parent-style-name="Odlomakpopisa" style:family="paragraph">
      <style:text-properties style:font-name="Times New Roman" fo:background-color="#FFFFFF"/>
    </style:style>
    <style:style style:name="P50" style:parent-style-name="Odlomakpopisa" style:family="paragraph">
      <style:paragraph-properties fo:text-align="justify"/>
    </style:style>
    <style:style style:name="T51" style:parent-style-name="Zadanifontodlomka" style:family="text">
      <style:text-properties style:font-name="Times New Roman" fo:background-color="#FFFFFF"/>
    </style:style>
    <style:style style:name="P52" style:parent-style-name="Odlomakpopisa" style:family="paragraph">
      <style:paragraph-properties fo:text-align="justify"/>
      <style:text-properties style:font-name="Times New Roman"/>
    </style:style>
    <style:style style:name="P53" style:parent-style-name="Odlomakpopisa" style:list-style-name="LFO1" style:family="paragraph">
      <style:paragraph-properties fo:text-align="justify"/>
    </style:style>
    <style:style style:name="T54" style:parent-style-name="Zadanifontodlomka" style:family="text">
      <style:text-properties style:font-name="Times New Roman" fo:font-weight="bold" style:font-weight-asian="bold" style:font-weight-complex="bold"/>
    </style:style>
    <style:style style:name="T55" style:parent-style-name="Zadanifontodlomka" style:family="text">
      <style:text-properties style:font-name="Times New Roman" fo:background-color="#FFFFFF"/>
    </style:style>
    <style:style style:name="P56" style:parent-style-name="Odlomakpopisa" style:family="paragraph">
      <style:paragraph-properties fo:text-align="justify"/>
      <style:text-properties style:font-name="Times New Roman" fo:background-color="#FFFFFF"/>
    </style:style>
    <style:style style:name="P57" style:parent-style-name="Odlomakpopisa" style:family="paragraph">
      <style:paragraph-properties fo:text-align="justify"/>
    </style:style>
    <style:style style:name="T58" style:parent-style-name="Zadanifontodlomka" style:family="text">
      <style:text-properties style:font-name="Times New Roman" fo:background-color="#FFFFFF"/>
    </style:style>
    <style:style style:name="P59" style:parent-style-name="Normal" style:family="paragraph">
      <style:paragraph-properties fo:text-align="justify" fo:margin-left="0.25in">
        <style:tab-stops/>
      </style:paragraph-properties>
      <style:text-properties style:font-name="Times New Roman"/>
    </style:style>
    <style:style style:name="P60" style:parent-style-name="Normal" style:family="paragraph">
      <style:paragraph-properties fo:text-align="justify"/>
      <style:text-properties style:font-name="Times New Roman"/>
    </style:style>
  </office:automatic-styles>
  <office:body>
    <office:text text:use-soft-page-breaks="true">
      <text:p text:style-name="P1">Tekst uz PAMTILICU 6. Rab – Dominisov rodni zavičaj</text:p>
      <text:list text:style-name="LFO1" text:continue-numbering="true">
        <text:list-item>
          <text:p text:style-name="P2">Rab – rodni grad hrvatskog teologa i učenjaka svjetskoga glasa, nadbiskupa i primasa Dalmacije i Hrvatske Marka Antuna de Dominisa (Rab, 1560. — Rim, 8. IX. 1624)</text:p>
        </text:list-item>
      </text:list>
      <text:p text:style-name="P3"><text:s/></text:p>
      <text:p text:style-name="P4">U dugom nizu stoljeća razvijenog i kasnog srednjovjekovlja, te ranijeg novog vijeka, grad Rab kontinuirano je predstavljao najvažnije urbano središte sjevernojadranskih otoka. Povjesna slika grada Raba prepoznatljiva je po četiri zvonika što se uzdižu nad gradskim bedemima i strmim liticama od koja su tri romanička. Marko Antun de Dominis svestrani učenjak i ugledni predstavnik hrvatskog i europskog humanizma rođen je na Rabu 1560. godine u plemićkoj obitelji Dominis, čiji korijeni sežu u rana stoljeća rapskog srednjovjekovlja. U rodnome je gradu Rabu započeo školovanje. Zasigurno je upravo na Rabu oblikovao svoje prve interese stasajući u humanističkom ozračju rodnoga grada i obiteljskog doma, u krugu moćne plemićke obitelji Dominis te sa snažnom povezanošću s tradicijom i nasljeđem, te je već u ranoj dobi usvojio univerzalne visoke duhovne ciljeve kojima je stremio čitav život. Dominis se smatra jednom od najistaknutijih duhovnih i intelektualnih pojava Europe na prijelazu iz 16. u 17. stoljeće. Svojim je znanstvenim opusom i ugledom u crkvenom, društvenom i političkom životu izazivao divljenje u elitnim europskim krugovima ali i otvoreno neprijateljstvo nekih suvremenika. Dominis je intelektualnim i duhovnim djelovanjem prerastao granice hrvatske baštine i ostavio neizbrisiv trag u hrvatskoj i europskoj povijesti, znanosti i kulturi.</text:p>
      <text:p text:style-name="P5"/>
      <text:list text:style-name="LFO1" text:continue-numbering="true">
        <text:list-item>
          <text:p text:style-name="P6"><text:span text:style-name="T7">Mala palača Dominis</text:span><text:span text:style-name="T8"><text:s/>iz koje se pruža pogled na morsku pučinu, smještena je na Rabu u Gornjoj ulici prepunoj sakralnih građevina. Gornja ulica nalazi se na najvišem dijelu poluotoka i s nje se cijelom dužinom prostire pogled na morsku pučinu. Ulica se protreže od kule sv. Kristofora na krajnjem sjeverozapadu grada, do pročelja katedrale te crkve i samostana sv. Antuna Opata na zapadnoj strani samog vrha poluotoka. Mala palača Dominis smještena je u neposrednoj blizini crkve sv. Justine, između niza dragocjenih kulturnih i sakralnih spomenika, nastalih u različitim povjesnim razdobljima i izgrađenih raznim stilovima. Svjedočanstvo je ugleda i moći plemičke obitelji Dominis. Gornja ulica, shodno sakralnim građevinama koje su na njoj podignute postaje značajna s razvitkom kršćanstva kao službene religije još od početka srednjeg vijeka. Te su građevine podizane na mjestima značajnih javnih i kulturnih rimskih spomenika, važnih u životu antičkog grada. Slika Gornje ulice na vrhu rapskoga poluotoka svjedoči nekadanji sjaj Grada, romanički urbanizam razvijen na ortogonalnoj antičkoj podlozi, osnažen visokom urbanom kulturom kasnoga srednjovjekovlja i ranoga novoga vijeka, u to doba bez premca na području između Kopra i Zadra, kao dvaju političkih središta mletačke uprave na istočnoj obali Jadrana. Grad se tu otkriva u punom sjaju, za istočnojadranske prilike raskošnih stambenih zdanja, od kojih su ona najluksuznija redovito bila opremljena statusnim simbolima mediteranskoga društva, obzidanim vrtovima i dvorištima s cisternama reljefima ukrašenih kruništa, obrubljenim križnim svodovima sjenovitih obodnih trijema, raščlanjenih arkadama ukrašenim kićenim kapitelima.</text:span></text:p>
        </text:list-item>
      </text:list>
      <text:p text:style-name="P9"><text:s text:c="2"/></text:p>
      <text:list text:style-name="LFO1" text:continue-numbering="true">
        <text:list-item>
          <text:p text:style-name="P10"><text:span text:style-name="T11">Velika palača Dominis<text:s/></text:span></text:p>
        </text:list-item>
      </text:list>
      <text:p text:style-name="P12"/>
      <text:p text:style-name="P13">Rapska palača Dominis jedan od najvažnijih, izvrsno sačuvanih spomenika plodnoga graditeljskog razdoblja konca 15. i početka 16. stoljeća. Najveća je renesansna palača na Rabu i glavna rezidencia obitelji Dominis a nalazi se uz Trg sv. Kristofora, na početku Srednje ulice. Smještena je na vrlo prestižnom mjestu pokraj glavnih gradskih vrata, vjerojatno računajući na okolnost tadanjeg zamiranja tradicionalnih, srednjovjekovnih urbanih težišta, uzduž Gornje ulice i na području Kaldanca. Smještaj palače Dominis, podalje od povijesnih gradskih urbanih težišta, omogućavao je lakše razvijanje većih tlocrta. Danas se dijelom koristi kao turistički objekt. Rab, baš poput ostalih sjevernojadranskih komuna, pritisnut ratnim opasnostima i nesigurnošću 16. i prvih desetljeća 17. stoljeća već odavno bio prešao zenit svojega<text:s/><text:soft-page-break/>graditeljskoga razvoja, koji se zbivao upravo u vrijeme izgradnje glavne rapske rezidencije obitelji Dominis. Palača Dominis je dvokatno zdanje u kategoriji civilne arhitekture i dominira sjeveroistočnim dijelom grada unutar zidina. Na način svojstven raskošnijem stambenom graditeljstvu pročeljem je a ne zabatnom fasadom orijentirano prema glavnoj prometnici. Prizemljem dominira reljefno bogato ukrašeni glavni portal s obiteljskim grbom na nadvratniku. Ostali su otvori prizemlja izvedeni stilski definirano, no posve utilitarno, jer prostori su se kojima su pripadali, baš kao i danas, obično iznajmljivali za poslovne svrhe. Katovima se pružaju visoke, u obje etaže podjednako dimenzionirane monofore. Središnji je dio prvog kata ipak naglašen drugačijom, kasnogotičkom monoforom, s klupčicom koja je za razliku od drugih, počivala na tri masivnije i raskošnije koncipirane konzole. Za razliku od nje, druge monofore izrazito su renesansno oblikovane. <text:s/>Cvito Fisković i Miljenko Domijan renesansnu plastiku pripisali su Petru Radovu, zvanom Trogiranin a obiteljski grb uzidan na razdjelnici prvog i drugog kata, djelatnosti Andrije Alešija. Zanimljiva je antička glava, spolij uzidan na bočnoj fasadi, orijentiranoj prema gradskim zidinama. Kroz glavni portal palače ulazi se u središnji prolaz koji vodi do dvorišta, nekoć vjerojatno posve rastvorenog arkadama. Tragovi izvornog, raskošnog uređenja, sačuvani su i u unutrašnjosti, jer središnja velika prostorija prvoga kata bila je urešena reljefno ukrašenim konzolama, sličnim onima pod renesansnim monoforama pročelja.</text:p>
      <text:p text:style-name="P14"><text:span text:style-name="T15">U neposrednoj blizini palače Dominis nalazi se crkva sv. Antuna iz 17. stoljeća. Nasuprot palači Dominis nalazi se palača Nimira na kojoj je bogato renesansno pročelje također izradio Andrija Aleši, jedan od najznačajnijih<text:s/></text:span><text:span text:style-name="T16">arhitekta i kipara </text:span><text:a office:title="Hrvatska likovna umjetnost" xlink:href="https://hr.wikipedia.org/wiki/Hrvatska_likovna_umjetnost" office:target-frame-name="_top" xlink:show="replace"><text:span text:style-name="T17">hrvatske umjetnosti</text:span></text:a><text:span text:style-name="T18"> petnaestog stoljeća</text:span><text:span text:style-name="T19">. Između tih dviju palača i crkve sv. Antuna postavljena je 1994. godine bista <text:s/>Marka Antuna de Dominisa, djelo akademskog kipara Koste Angelija Radovani. Na postamentu piše Marcus Antonius de Dominis 1560-1624.<text:s/></text:span></text:p>
      <text:p text:style-name="P20"/>
      <text:list text:style-name="LFO1" text:continue-numbering="true">
        <text:list-item>
          <text:p text:style-name="P21"><text:span text:style-name="T22">‍Crkva sv. Justine</text:span><text:span text:style-name="T23"><text:s/>na Rabu smještena nasuprot maloj palači Dominis u Gornjoj ulici.<text:s/></text:span><text:span text:style-name="T24">Crkva i benediktinski samostan izgrađeni su između 1573. i 1578. godine. Samostan je zatvoren 1808. i danas služi kao muzej sa zbirkom sakralnih predmeta. Iznad oltara je slika iz Ticijanove škole koja prikazuje smrt svetog Josipa. </text:span><text:span text:style-name="T25"><text:s/></text:span></text:p>
        </text:list-item>
      </text:list>
      <text:p text:style-name="P26"/>
      <text:list text:style-name="LFO1" text:continue-numbering="true">
        <text:list-item>
          <text:p text:style-name="P27"><text:span text:style-name="T28">Grb obitelji Dominis</text:span><text:span text:style-name="T29">, detalj s pročelja palače Dominis u Gornjoj ulici.<text:s/></text:span></text:p>
        </text:list-item>
      </text:list>
      <text:p text:style-name="P30"><text:span text:style-name="T31">Plemenito porijeklo obitelji Dominis seže u rana stoljeća rapskog srednjovjekovlja. Marko Antun de Dominis sin je učenog pravnika i pjesnika Jeronima Dominisa i majke Marije iz venecijanske obitelji Vellutelli. Obiteljsko je prezime Dominis nastalo od hipokoristika osobnog imena Dominik (Dominicijus) ili od njegovih inačica Demanja, Dominja, Domana. U literaturi se navodi da Dominisi izvode svoje porijeklo od loze krčkih knezova koji se kasnije prozvaše Frankopanima. Po majci, pripadao je i glasovitoj talijanskoj obitelji Theobaldi, iz koje je potekao i papa Grgur X. (1271. – 1276.). Rodoslovlje Dominisa, koje je oko 1600. godine sastavio sam Marko Antun de Dominis nosi naslov<text:s/></text:span><text:span text:style-name="T32">Arber Frangipana sive de Dominis</text:span><text:span text:style-name="T33">. Izvornim podacima provjereno rodoslovlje obitelji započinje od 1283. godine sa Stjepanom de Dominisom, sinom rapskog sudca. Uspinjući se u gradskoj plemićkoj i crkvenoj hijerarhiji, Dominisi postupno prelaze lokalne okvire Raba. Stječu imanja na Pagu, Cresu, Dugom otoku i Lošinju, priskrbljuju biskupsku stolicu u Jakinu (Ancona) i Velikom Varadinu (Oradea) u Ugarskoj. Postaju rapski poklisari na kraljevskom dvoru u Budimu i stječu vlastelinski naslov među plemstvom grada Zadra. Zahvaljujući ugledu na europskim dvorovima, osobito povezanosti s napuljskim i ugarskim kraljevskim dvorom, Dominisi postaju delegati carske vlasti s povlasticama kojima su se mogli služiti na čitavom teritoriju Svetog Rimskog Carstva. Carskom poveljom izdanom u Pragu 26. kolovoza 1433. godine imenovani su namjesničkim grofovima, zajedno sa svojim potomcima. Osim kao crkveni poglavari i učeni ljudi, Dominisi su se kao podanici ugarske krune i mletačkih vlasti isticali i kao ratni zapovjednici u borbama s Osmanlijama zapovijedajući kršćanskom vojskom u bitci kod Varne. Također, u dugoj tradiciji koja se prenosila s očeva na sinove, bili su zapovjednici (soprakomiti) rapske galije, i kao takvi sudjelovali i u bitci kod Levanta.</text:span></text:p>
      <text:p text:style-name="P34"/>
      <text:list text:style-name="LFO1" text:continue-numbering="true">
        <text:list-item>
          <text:p text:style-name="P35"><text:span text:style-name="T36">Bista Marka Antuna de Dominisa ispred crkve sv. Antuna Padovanskog</text:span><text:span text:style-name="T37"><text:s/>na početku Srednje ulice. Crkva je načinjena 1678. godine, donator Francesco Brazza.</text:span><text:span text:style-name="T38"><text:s/></text:span><text:span text:style-name="T39">Bista je</text:span><text:span text:style-name="T40"><text:s/></text:span><text:span text:style-name="T41">djelo akademskog kipara Koste Angelija Radovani. Na postamentu piše Marcus Antonius de Dominis 1560-1624.</text:span></text:p>
        </text:list-item>
      </text:list>
      <text:p text:style-name="P42"/>
      <text:list text:style-name="LFO1" text:continue-numbering="true">
        <text:list-item>
          <text:p text:style-name="P43"><text:span text:style-name="T44">Portal palače Nimira na Rabu</text:span><text:span text:style-name="T45">, rad Andrije Alešija <text:s/></text:span><text:span text:style-name="T46">arhitekta i kipara, jednog od najznačajnijih umjetničkih osobnosti </text:span><text:a office:title="Hrvatska likovna umjetnost" xlink:href="https://hr.wikipedia.org/wiki/Hrvatska_likovna_umjetnost" office:target-frame-name="_top" xlink:show="replace"><text:span text:style-name="T47">hrvatske umjetnosti</text:span></text:a><text:span text:style-name="T48"> petnaestog stoljeća.<text:s/></text:span></text:p>
        </text:list-item>
      </text:list>
      <text:p text:style-name="P49"/>
      <text:p text:style-name="P50"><text:span text:style-name="T51">Palača obitelji Nimira (Nemira) nalazi se na sjevernoj strani grada Raba, uz same gradske zidine, u Donjoj ulici preko puta velike palače Dominis. Nastala je postepenom dogradnjom nekadašnje romaničke kuće uz koju je u 15. stoljeću dodan trijem i formiran prostor dvorišta s bunarom, te je palača dobila prepoznatljiv izgled višeetažnog reprezentativnog plemićkog zdanja. Bila je urešena zidnim oslicima i vrsnim klesanim kamenim elementima od kojih je svakako najpoznatiji dvorišni portal iz 15. stoljeća. Portal se veže uz rad majstora Andrije Alešija na Rabu, podsjećajući na portal koji je on klesao za obitelj Crnota tijekom svojeg boravka na otoku. Početkom 20. stoljeća veći je dio palače srušen čemu je razlog bilo dotrajalo i loše stanje građevine, a najvećim dijelom njezina zapadnog krila. U drugoj polovini 20. stoljeća potpuno je pregrađeno preostalo istočno krilo na kojem su do danas ostale sačuvane gotičke monofore s trolisnim lukovima i akroterijem u tjemenu, ugrađene na mjesto starijih romaničkih prozorskih otvora. Također, od prepoznatljivih elemenata nekadašnje palače Nimira, ostao je tek južni ogradni zid dvorišta i ranije spomenuti klesani kameni portal.</text:span></text:p>
      <text:p text:style-name="P52"/>
      <text:list text:style-name="LFO1" text:continue-numbering="true">
        <text:list-item>
          <text:p text:style-name="P53"><text:span text:style-name="T54">Crkva sv. Ivana na Rabu</text:span><text:span text:style-name="T55"><text:s/></text:span></text:p>
        </text:list-item>
      </text:list>
      <text:p text:style-name="P56"/>
      <text:p text:style-name="P57"><text:span text:style-name="T58">Samostan i crkva sv. Ivana Evanđelista jedina je srednjovjekovna sakralna građevina s ophodom oko oltara na otoku Rabu. Bazilika je izgrađena je vjerojatno u pretkršćanskom razdoblju i obnovljena tijekom romaničkog razdoblja, kada je dobila zvonik visok 20 metara. Prelazila je iz ruke u ruku (izvorni benediktinski samostan predan je franjevcima u 13. stoljeću), a potpuno je propala u 19. stoljeću.  </text:span></text:p>
      <text:p text:style-name="P59"/>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aslov1" style:display-name="Naslov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Naslov2" style:display-name="Naslov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Naslov3" style:display-name="Naslov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Naslov4" style:display-name="Naslov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Naslov5" style:display-name="Naslov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Naslov6" style:display-name="Naslov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slov7" style:display-name="Naslov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Naslov8" style:display-name="Naslov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slov9" style:display-name="Naslov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Zadanifontodlomka" style:display-name="Zadani font odlomka" style:family="text"/>
    <style:style style:name="Naslov1Char" style:display-name="Naslov 1 Char" style:family="text" style:parent-style-name="Zadanifontodlomka">
      <style:text-properties style:font-name="Calibri Light" style:font-name-asian="Times New Roman" style:font-name-complex="Times New Roman" fo:color="#2F5496" fo:font-size="20pt" style:font-size-asian="20pt" style:font-size-complex="20pt"/>
    </style:style>
    <style:style style:name="Naslov2Char" style:display-name="Naslov 2 Char" style:family="text" style:parent-style-name="Zadanifontodlomka">
      <style:text-properties style:font-name="Calibri Light" style:font-name-asian="Times New Roman" style:font-name-complex="Times New Roman" fo:color="#2F5496" fo:font-size="16pt" style:font-size-asian="16pt" style:font-size-complex="16pt"/>
    </style:style>
    <style:style style:name="Naslov3Char" style:display-name="Naslov 3 Char" style:family="text" style:parent-style-name="Zadanifontodlomka">
      <style:text-properties style:font-name-asian="Times New Roman" style:font-name-complex="Times New Roman" fo:color="#2F5496" fo:font-size="14pt" style:font-size-asian="14pt" style:font-size-complex="14pt"/>
    </style:style>
    <style:style style:name="Naslov4Char" style:display-name="Naslov 4 Char" style:family="text" style:parent-style-name="Zadanifontodlomka">
      <style:text-properties style:font-name-asian="Times New Roman" style:font-name-complex="Times New Roman" fo:font-style="italic" style:font-style-asian="italic" style:font-style-complex="italic" fo:color="#2F5496"/>
    </style:style>
    <style:style style:name="Naslov5Char" style:display-name="Naslov 5 Char" style:family="text" style:parent-style-name="Zadanifontodlomka">
      <style:text-properties style:font-name-asian="Times New Roman" style:font-name-complex="Times New Roman" fo:color="#2F5496"/>
    </style:style>
    <style:style style:name="Naslov6Char" style:display-name="Naslov 6 Char" style:family="text" style:parent-style-name="Zadanifontodlomka">
      <style:text-properties style:font-name-asian="Times New Roman" style:font-name-complex="Times New Roman" fo:font-style="italic" style:font-style-asian="italic" style:font-style-complex="italic" fo:color="#595959"/>
    </style:style>
    <style:style style:name="Naslov7Char" style:display-name="Naslov 7 Char" style:family="text" style:parent-style-name="Zadanifontodlomka">
      <style:text-properties style:font-name-asian="Times New Roman" style:font-name-complex="Times New Roman" fo:color="#595959"/>
    </style:style>
    <style:style style:name="Naslov8Char" style:display-name="Naslov 8 Char" style:family="text" style:parent-style-name="Zadanifontodlomka">
      <style:text-properties style:font-name-asian="Times New Roman" style:font-name-complex="Times New Roman" fo:font-style="italic" style:font-style-asian="italic" style:font-style-complex="italic" fo:color="#272727"/>
    </style:style>
    <style:style style:name="Naslov9Char" style:display-name="Naslov 9 Char" style:family="text" style:parent-style-name="Zadanifontodlomka">
      <style:text-properties style:font-name-asian="Times New Roman" style:font-name-complex="Times New Roman" fo:color="#272727"/>
    </style:style>
    <style:style style:name="Naslov" style:display-name="Naslov"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NaslovChar" style:display-name="Naslov Char" style:family="text" style:parent-style-name="Zadanifontodlomka">
      <style:text-properties style:font-name="Calibri Light" style:font-name-asian="Times New Roman" style:font-name-complex="Times New Roman" fo:letter-spacing="-0.0069in" style:letter-kerning="true" fo:font-size="28pt" style:font-size-asian="28pt" style:font-size-complex="28pt"/>
    </style:style>
    <style:style style:name="Podnaslov" style:display-name="Podnaslov" style:family="paragraph" style:parent-style-name="Normal" style:next-style-name="Normal">
      <style:text-properties style:font-name-asian="Times New Roman" fo:color="#595959" fo:letter-spacing="0.0104in" fo:font-size="14pt" style:font-size-asian="14pt" style:font-size-complex="14pt" fo:hyphenate="false"/>
    </style:style>
    <style:style style:name="PodnaslovChar" style:display-name="Podnaslov Char" style:family="text" style:parent-style-name="Zadanifontodlomka">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Zadanifontodlomka">
      <style:text-properties fo:font-style="italic" style:font-style-asian="italic" style:font-style-complex="italic" fo:color="#404040"/>
    </style:style>
    <style:style style:name="Odlomakpopisa" style:display-name="Odlomak popisa" style:family="paragraph" style:parent-style-name="Normal">
      <style:paragraph-properties style:contextual-spacing="true" fo:margin-left="0.5in">
        <style:tab-stops/>
      </style:paragraph-properties>
      <style:text-properties fo:hyphenate="false"/>
    </style:style>
    <style:style style:name="Jakoisticanje" style:display-name="Jako isticanje" style:family="text" style:parent-style-name="Zadanifontodlomka">
      <style:text-properties fo:font-style="italic" style:font-style-asian="italic" style:font-style-complex="italic" fo:color="#2F5496"/>
    </style:style>
    <style:style style:name="Naglašencitat" style:display-name="Naglašen citat"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NaglašencitatChar" style:display-name="Naglašen citat Char" style:family="text" style:parent-style-name="Zadanifontodlomka">
      <style:text-properties fo:font-style="italic" style:font-style-asian="italic" style:font-style-complex="italic" fo:color="#2F5496"/>
    </style:style>
    <style:style style:name="Istaknutareferenca" style:display-name="Istaknuta referenca" style:family="text" style:parent-style-name="Zadanifontodlomka">
      <style:text-properties fo:font-weight="bold" style:font-weight-asian="bold" style:font-weight-complex="bold" fo:font-variant="small-caps" fo:color="#2F5496" fo:letter-spacing="0.0034in"/>
    </style:style>
    <style:style style:name="Zadanifontodlomka1" style:display-name="Zadani font odlomka1" style:family="text"/>
    <style:style style:name="Hiperveza" style:display-name="Hiperveza" style:family="text" style:parent-style-name="Zadanifontodlomka">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Žarko Dadić</meta:initial-creator>
    <dc:creator>Žarko Dadić</dc:creator>
    <meta:creation-date>2024-08-26T20:05:00Z</meta:creation-date>
    <dc:date>2024-08-26T20:05:00Z</dc:date>
    <meta:template xlink:href="Normal" xlink:type="simple"/>
    <meta:editing-cycles>2</meta:editing-cycles>
    <meta:editing-duration>PT60S</meta:editing-duration>
    <meta:document-statistic meta:page-count="3" meta:paragraph-count="21" meta:word-count="1608" meta:character-count="10754" meta:row-count="76" meta:non-whitespace-character-count="9167"/>
  </office:meta>
</office:document-meta>
</file>